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A0000003849E3CF36BE6BF9E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ef413d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.0709in, 3.4835in, 0.4516in, 5.5819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f413d" draw:auto-grow-height="false" fo:min-height="0.3992in" fo:min-width="4.0035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f413d" draw:auto-grow-height="false" fo:min-height="0.1953in" fo:min-width="1.1953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ef413d" draw:auto-grow-height="false" fo:min-height="0.1563in" fo:min-width="0.6445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ef413d" draw:auto-grow-height="false" fo:min-height="0.7398in" fo:min-width="2.2189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ef413d" draw:auto-grow-height="false" fo:min-height="0.1953in" fo:min-width="1.6327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ef413d" draw:auto-grow-height="false" fo:min-height="0.7728in" fo:min-width="3.0126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ef413d" draw:auto-grow-height="false" fo:min-height="0.7047in" fo:min-width="5.3717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5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2.1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y="0.4945in" svg:width="6.7244in" svg:height="8.898in" draw:z-index="0"><draw:image xlink:href="Pictures/10000000000005A0000003849E3CF36BE6BF9E4F.png" xlink:type="simple" xlink:show="embed" xlink:actuate="onLoad" loext:mime-type="image/x-vclgraphic"/></draw:frame><draw:custom-shape text:anchor-type="paragraph" draw:z-index="1" draw:name="Shape1" draw:style-name="gr1" draw:text-style-name="P1" svg:width="4.0941in" svg:height="0.4898in" svg:x="1.3272in" svg:y="1.733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2" draw:name="Shape2" draw:style-name="gr2" draw:text-style-name="P1" svg:width="1.2398in" svg:height="0.2398in" svg:x="6.472in" svg:y="9.536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3" draw:name="Shape3" draw:style-name="gr3" draw:text-style-name="P1" svg:width="0.6449in" svg:height="0.1567in" svg:x="7.0673in" svg:y="9.661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mirror-horizontal="true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4" draw:name="Shape4" draw:style-name="gr4" draw:text-style-name="P1" svg:width="2.3858in" svg:height="0.9067in" svg:x="2.1917in" svg:y="4.744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5" draw:name="Shape5" draw:style-name="gr5" draw:text-style-name="P1" svg:width="1.6776in" svg:height="0.2398in" svg:x="2.4728in" svg:y="5.817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6" draw:name="Shape6" draw:style-name="gr6" draw:text-style-name="P1" svg:width="3.1878in" svg:height="0.948in" svg:x="1.7752in" svg:y="7.4008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7" draw:name="Shape7" draw:style-name="gr7" draw:text-style-name="P1" svg:width="5.5315in" svg:height="0.865in" svg:x="0.6811in" svg:y="8.431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8" draw:name="Shape8" draw:style-name="gr8" draw:text-style-name="P2" svg:width="1.365in" svg:height="0.2921in" svg:x="1.3374in" svg:y="1.4425in"><draw:text-box><text:p>Author</text:p></draw:text-box></draw:frame><draw:frame text:anchor-type="paragraph" draw:z-index="9" draw:name="Shape9" draw:style-name="gr9" draw:text-style-name="P2" svg:width="1.2606in" svg:height="0.2606in" svg:x="4.0457in" svg:y="2.3484in"><draw:text-box><text:p>Title</text:p></draw:text-box></draw:frame><draw:frame text:anchor-type="paragraph" draw:z-index="10" draw:name="Shape10" draw:style-name="gr10" draw:text-style-name="P2" svg:width="1.813in" svg:height="0.4689in" svg:x="4.7646in" svg:y="4.9217in"><draw:text-box><text:p>Editor</text:p><text:p/></draw:text-box></draw:frame><draw:frame text:anchor-type="paragraph" draw:z-index="11" draw:name="Shape11" draw:style-name="gr11" draw:text-style-name="P2" svg:width="1.4587in" svg:height="0.4276in" svg:x="5.1917in" svg:y="7.6299in"><draw:text-box><text:p>Publication Notes</text:p></draw:text-box></draw:frame><draw:frame text:anchor-type="paragraph" draw:z-index="12" draw:name="Shape12" draw:style-name="gr12" draw:text-style-name="P2" svg:width="2.5732in" svg:height="0.5197in" svg:x="0.8689in" svg:y="9.3917in"><draw:text-box><text:p>Watermark­</text:p></draw:text-box></draw:frame><draw:frame text:anchor-type="paragraph" draw:z-index="13" draw:name="Shape13" draw:style-name="gr13" draw:text-style-name="P2" svg:width="4.7921in" svg:height="2.115in" svg:x="1.0563in" svg:y="2.3382in"><draw:text-box><text:p/></draw:text-box></draw:frame><draw:frame text:anchor-type="paragraph" draw:z-index="14" draw:name="Shape14" draw:style-name="gr14" draw:text-style-name="P2" svg:width="1.4898in" svg:height="0.2815in" svg:x="4.4835in" svg:y="5.8173in"><draw:text-box><text:p>Edition Note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0:19:07.621622564</meta:creation-date>
    <dc:date>2019-06-13T20:41:27.624600132</dc:date>
    <meta:editing-duration>PT1M58S</meta:editing-duration>
    <meta:editing-cycles>2</meta:editing-cycles>
    <meta:generator>LibreOffice/6.0.7.3$Linux_AARCH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